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style:text-properties officeooo:rsid="00124a89" officeooo:paragraph-rsid="00461963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9" style:family="paragraph" style:parent-style-name="Table_20_Contents">
      <style:text-properties style:font-name="helevetica" officeooo:rsid="00124a89" officeooo:paragraph-rsid="0015d714"/>
    </style:style>
    <style:style style:name="P10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1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2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3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7" style:family="paragraph" style:parent-style-name="Table_20_Contents">
      <style:text-properties style:font-name="helevetica" officeooo:rsid="003d64b1" officeooo:paragraph-rsid="003d64b1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4eb6a9" officeooo:paragraph-rsid="004eb6a9" fo:background-color="transparent" style:font-weight-asian="normal" style:font-weight-complex="normal"/>
    </style:style>
    <style:style style:name="P1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51a140" officeooo:paragraph-rsid="0051a140" style:font-weight-asian="normal" style:font-weight-complex="normal"/>
    </style:style>
    <style:style style:name="P20" style:family="paragraph" style:parent-style-name="Table_20_Contents">
      <style:text-properties style:font-name="helevetica" officeooo:rsid="00307bf2" officeooo:paragraph-rsid="00307bf2"/>
    </style:style>
    <style:style style:name="P21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2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3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461963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8" style:family="text">
      <style:text-properties fo:font-variant="normal" fo:text-transform="none" style:font-name="myriad pro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myriad pro" fo:font-size="12pt" fo:letter-spacing="normal" fo:font-style="normal" fo:font-weight="normal" officeooo:rsid="001813c6" style:font-size-asian="12pt" style:font-size-complex="12pt"/>
    </style:style>
    <style:style style:name="T10" style:family="text">
      <style:text-properties officeooo:rsid="0015d7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officeooo:rsid="003d64b1" style:font-style-asian="italic" style:font-style-complex="italic"/>
    </style:style>
    <style:style style:name="T13" style:family="text">
      <style:text-properties fo:font-style="italic" officeooo:rsid="00479873" style:font-style-asian="italic" style:font-style-complex="italic"/>
    </style:style>
    <style:style style:name="T14" style:family="text">
      <style:text-properties fo:font-style="italic" officeooo:rsid="004dccbe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153e7" style:font-weight-asian="normal" style:font-weight-complex="normal"/>
    </style:style>
    <style:style style:name="T17" style:family="text">
      <style:text-properties fo:font-weight="normal" officeooo:rsid="004ac11f" style:font-weight-asian="normal" style:font-weight-complex="normal"/>
    </style:style>
    <style:style style:name="T18" style:family="text">
      <style:text-properties fo:font-weight="normal" officeooo:rsid="00534a6d" style:font-weight-asian="normal" style:font-weight-complex="normal"/>
    </style:style>
    <style:style style:name="T19" style:family="text">
      <style:text-properties fo:font-weight="normal" officeooo:rsid="00548077" style:font-weight-asian="normal" style:font-weight-complex="normal"/>
    </style:style>
    <style:style style:name="T20" style:family="text">
      <style:text-properties fo:font-weight="normal" officeooo:rsid="0055f581" style:font-weight-asian="normal" style:font-weight-complex="normal"/>
    </style:style>
    <style:style style:name="T21" style:family="text">
      <style:text-properties officeooo:rsid="002a10de"/>
    </style:style>
    <style:style style:name="T22" style:family="text">
      <style:text-properties officeooo:rsid="002f6230"/>
    </style:style>
    <style:style style:name="T23" style:family="text">
      <style:text-properties officeooo:rsid="003c5414"/>
    </style:style>
    <style:style style:name="T24" style:family="text">
      <style:text-properties fo:font-style="normal" officeooo:rsid="00479873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7987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4dccbe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55f581" style:font-style-asian="normal" style:font-weight-asian="bold" style:font-style-complex="normal" style:font-weight-complex="bold"/>
    </style:style>
    <style:style style:name="T30" style:family="text">
      <style:text-properties officeooo:rsid="003e8a65"/>
    </style:style>
    <style:style style:name="T31" style:family="text">
      <style:text-properties officeooo:rsid="00443875"/>
    </style:style>
    <style:style style:name="T32" style:family="text">
      <style:text-properties officeooo:rsid="004f8692"/>
    </style:style>
    <style:style style:name="T33" style:family="text">
      <style:text-properties officeooo:rsid="0055f5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as d’utilisation N°2</text:p>
          </table:table-cell>
        </table:table-row>
        <table:table-row>
          <table:table-cell table:style-name="Table4.A2" office:value-type="string">
            <text:p text:style-name="P11"><text:span text:style-name="T11">Nom : </text:span><text:span text:style-name="T17">Consulter un aide mémoire </text:span><text:span text:style-name="T15">(package : </text:span><text:span text:style-name="T19">gestion et suiv</text:span><text:span text:style-name="T20">i</text:span><text:span text:style-name="T19"> des commandes</text:span><text:span text:style-name="T15">)</text:span></text:p>
            <text:p text:style-name="P10"><text:span text:style-name="T11">Acteur </text:span>: <text:span text:style-name="T31">Pizzaiolo</text:span></text:p>
            <text:p text:style-name="P6"><text:span text:style-name="Strong_20_Emphasis"><text:span text:style-name="T2">Description</text:span></text:span><text:span text:style-name="T7"> </text:span><text:span text:style-name="T3">: </text:span><text:span text:style-name="T8">Le </text:span><text:span text:style-name="T9">pizzaiolo se connecte sur le site et peut profiter d’un aide mémoire pour ses préparations.</text:span></text:p>
            <text:p text:style-name="P22"/>
            <text:p text:style-name="P21"><text:span text:style-name="T11">Auteur </text:span>: <text:span text:style-name="T23">Thomas</text:span></text:p>
            <text:p text:style-name="P21"><text:span text:style-name="T11">Date </text:span>: 1<text:span text:style-name="T10">3</text:span> juillet 2018</text:p>
            <text:p text:style-name="P21"/>
            <text:p text:style-name="P5"><text:span text:style-name="Strong_20_Emphasis"><text:span text:style-name="T2">Pré-conditions</text:span></text:span><text:span text:style-name="T3"> : </text:span><text:span text:style-name="T5">être connecté en tant qu’employés </text:span><text:span text:style-name="T3">(cas d’utilisation : </text:span><text:span text:style-name="T5">connexion en tant qu’employé</text:span><text:span text:style-name="T3"> ; package :« </text:span><text:span text:style-name="T5">Gestion et suivi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 </text:span><text:span text:style-name="T6">pizzaiolo demande la page « préparation pizza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Le scénario nominal</text:p>
          </table:table-cell>
        </table:table-row>
        <table:table-row>
          <table:table-cell table:style-name="Table2.A2" office:value-type="string">
            <text:p text:style-name="P9"><text:span text:style-name="T25">1 </text:span><text:span text:style-name="T27">Le </text:span><text:span text:style-name="T29">système</text:span><text:span text:style-name="T27"> </text:span><text:span text:style-name="T24">affiche la liste des pizzas</text:span></text:p>
            <text:p text:style-name="P9"><text:span text:style-name="T14">2 </text:span><text:span text:style-name="T24">Le pizzaiolo clique sur la pizza dont il souhaite obtenir des conseils de préparation</text:span></text:p>
            <text:p text:style-name="P9"><text:span text:style-name="T28">3 </text:span><text:span text:style-name="T26">Le système</text:span><text:span text:style-name="T12"> </text:span><text:span text:style-name="T13">affiche un aide mémoire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Les scénarios <text:span text:style-name="T30">Alternatifs/Exceptions</text:span></text:p>
          </table:table-cell>
        </table:table-row>
        <table:table-row>
          <table:table-cell table:style-name="Table3.A2" office:value-type="string">
            <text:p text:style-name="P17">Aucun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Fin : Scénario nominal, sur <text:span text:style-name="T22">décision</text:span> de l’utilisateur aux étapes 2,3,<text:span text:style-name="T21">4</text:span> ou <text:span text:style-name="T21">7</text:span></text:p>
          </table:table-cell>
        </table:table-row>
        <table:table-row>
          <table:table-cell table:style-name="Table5.A2" office:value-type="string">
            <text:p text:style-name="P12">Post condition : </text:p>
            <text:p text:style-name="P12"/>
            <text:list xml:id="list6747064081647268368" text:style-name="L1">
              <text:list-item>
                <text:p text:style-name="P23"><text:span text:style-name="T1">Scénario nominal : </text:span><text:span text:style-name="T10"> Le système affiche l’aide mémoire et propose un PDF imprimable de ce dernier.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Ergonomie :</text:p>
            <text:p text:style-name="P18"><text:span text:style-name="T32">-</text:span>Le système peut être filtré en proposant les pizzas réalisable<text:span text:style-name="T32">s </text:span>en fonction des stock<text:span text:style-name="T33">s</text:span> disponibles.</text:p>
            <text:p text:style-name="P18">-<text:span text:style-name="T32">L</text:span>e pizzaiolo peut filtrer les pizza par catégorie (végétarienne ou autre)</text:p>
          </table:table-cell>
        </table:table-row>
        <table:table-row>
          <table:table-cell table:style-name="Table1.A2" office:value-type="string">
            <text:p text:style-name="P13">Performance attendue</text:p>
            <text:p text:style-name="P20"><text:span text:style-name="T16">-Le système affiche t</text:span><text:span text:style-name="T18">rès </text:span><text:span text:style-name="T16">rapidement la </text:span><text:span text:style-name="T20">préparation</text:span><text:span text:style-name="T16"> (moins de 2 secondes) notamment en </text:span><text:span text:style-name="T20">excluant</text:span><text:span text:style-name="T16"> les images (ici inutiles )</text:span></text:p>
          </table:table-cell>
        </table:table-row>
        <table:table-row table:style-name="Table1.3">
          <table:table-cell table:style-name="Table1.A3" office:value-type="string">
            <text:p text:style-name="P14">Problèmes non résolues ou non évoqués :</text:p>
            <text:p text:style-name="P19">Le pizzaiolo peut il enregistrer une autre version de cette pizza afin de la soumettre plus tard à l’équipe ?</text:p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myriad pro" svg:font-family="'myriad pro'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31:45.213496789</dc:date>
    <meta:editing-duration>PT1H50M4S</meta:editing-duration>
    <meta:editing-cycles>56</meta:editing-cycles>
    <meta:generator>LibreOffice/5.1.6.2$Linux_X86_64 LibreOffice_project/10m0$Build-2</meta:generator>
    <meta:document-statistic meta:table-count="5" meta:image-count="0" meta:object-count="0" meta:page-count="1" meta:paragraph-count="24" meta:word-count="225" meta:character-count="1354" meta:non-whitespace-character-count="1152"/>
  </office:meta>
</office:document-meta>
</file>